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40221243390057" calcext:value-type="float">
            <text:p>2.40221</text:p>
          </table:table-cell>
          <table:table-cell office:value-type="float" office:value="2.05186146745689" calcext:value-type="float">
            <text:p>2.05186</text:p>
          </table:table-cell>
          <table:table-cell office:value-type="float" office:value="2.6347268549529" calcext:value-type="float">
            <text:p>2.634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014125706921" calcext:value-type="float">
            <text:p>2.38014</text:p>
          </table:table-cell>
          <table:table-cell office:value-type="float" office:value="2.03985707543037" calcext:value-type="float">
            <text:p>2.03986</text:p>
          </table:table-cell>
          <table:table-cell office:value-type="float" office:value="2.65442144801214" calcext:value-type="float">
            <text:p>2.654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75898690035" calcext:value-type="float">
            <text:p>2.16876</text:p>
          </table:table-cell>
          <table:table-cell office:value-type="float" office:value="2.35893252606909" calcext:value-type="float">
            <text:p>2.35893</text:p>
          </table:table-cell>
          <table:table-cell office:value-type="float" office:value="3.02810094765803" calcext:value-type="float">
            <text:p>3.028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35002745683537" calcext:value-type="float">
            <text:p>2.35003</text:p>
          </table:table-cell>
          <table:table-cell office:value-type="float" office:value="2.17141573777167" calcext:value-type="float">
            <text:p>2.17142</text:p>
          </table:table-cell>
          <table:table-cell office:value-type="float" office:value="2.96278176481566" calcext:value-type="float">
            <text:p>2.9627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753134490423" calcext:value-type="float">
            <text:p>2.34753</text:p>
          </table:table-cell>
          <table:table-cell office:value-type="float" office:value="2.1642215379221" calcext:value-type="float">
            <text:p>2.16422</text:p>
          </table:table-cell>
          <table:table-cell office:value-type="float" office:value="2.95486469520368" calcext:value-type="float">
            <text:p>2.9548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74617596775" calcext:value-type="float">
            <text:p>2.18175</text:p>
          </table:table-cell>
          <table:table-cell office:value-type="float" office:value="2.34700681023063" calcext:value-type="float">
            <text:p>2.34701</text:p>
          </table:table-cell>
          <table:table-cell office:value-type="float" office:value="3.02520124995754" calcext:value-type="float">
            <text:p>3.025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6010583851283" calcext:value-type="float">
            <text:p>2.26011</text:p>
          </table:table-cell>
          <table:table-cell office:value-type="float" office:value="2.33769647087107" calcext:value-type="float">
            <text:p>2.3377</text:p>
          </table:table-cell>
          <table:table-cell office:value-type="float" office:value="3.29667100825184" calcext:value-type="float">
            <text:p>3.2966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899034262894" calcext:value-type="float">
            <text:p>2.32899</text:p>
          </table:table-cell>
          <table:table-cell office:value-type="float" office:value="2.14377906467358" calcext:value-type="float">
            <text:p>2.14378</text:p>
          </table:table-cell>
          <table:table-cell office:value-type="float" office:value="2.73914821817689" calcext:value-type="float">
            <text:p>2.739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816543865153" calcext:value-type="float">
            <text:p>2.32817</text:p>
          </table:table-cell>
          <table:table-cell office:value-type="float" office:value="2.14259612857276" calcext:value-type="float">
            <text:p>2.1426</text:p>
          </table:table-cell>
          <table:table-cell office:value-type="float" office:value="2.76170288534098" calcext:value-type="float">
            <text:p>2.761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42781560272" calcext:value-type="float">
            <text:p>2.32343</text:p>
          </table:table-cell>
          <table:table-cell office:value-type="float" office:value="2.091617814557" calcext:value-type="float">
            <text:p>2.09162</text:p>
          </table:table-cell>
          <table:table-cell office:value-type="float" office:value="2.76848661618945" calcext:value-type="float">
            <text:p>2.768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746431049375" calcext:value-type="float">
            <text:p>2.31746</text:p>
          </table:table-cell>
          <table:table-cell office:value-type="float" office:value="2.23353884711779" calcext:value-type="float">
            <text:p>2.23354</text:p>
          </table:table-cell>
          <table:table-cell office:value-type="float" office:value="3.13346043073786" calcext:value-type="float">
            <text:p>3.1334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495473725563" calcext:value-type="float">
            <text:p>2.31495</text:p>
          </table:table-cell>
          <table:table-cell office:value-type="float" office:value="2.08973636535782" calcext:value-type="float">
            <text:p>2.08974</text:p>
          </table:table-cell>
          <table:table-cell office:value-type="float" office:value="2.76671216964414" calcext:value-type="float">
            <text:p>2.766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304529685796" calcext:value-type="float">
            <text:p>2.31305</text:p>
          </table:table-cell>
          <table:table-cell office:value-type="float" office:value="2.21891474448834" calcext:value-type="float">
            <text:p>2.21891</text:p>
          </table:table-cell>
          <table:table-cell office:value-type="float" office:value="3.1080671169449" calcext:value-type="float">
            <text:p>3.10807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233882748916" calcext:value-type="float">
            <text:p>2.26234</text:p>
          </table:table-cell>
          <table:table-cell office:value-type="float" office:value="2.31193995319007" calcext:value-type="float">
            <text:p>2.31194</text:p>
          </table:table-cell>
          <table:table-cell office:value-type="float" office:value="3.27712318364057" calcext:value-type="float">
            <text:p>3.2771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319564447843" calcext:value-type="float">
            <text:p>2.3032</text:p>
          </table:table-cell>
          <table:table-cell office:value-type="float" office:value="2.21799467595543" calcext:value-type="float">
            <text:p>2.21799</text:p>
          </table:table-cell>
          <table:table-cell office:value-type="float" office:value="2.8822163884287" calcext:value-type="float">
            <text:p>2.8822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073639975744" calcext:value-type="float">
            <text:p>2.30074</text:p>
          </table:table-cell>
          <table:table-cell office:value-type="float" office:value="2.20101802340456" calcext:value-type="float">
            <text:p>2.20102</text:p>
          </table:table-cell>
          <table:table-cell office:value-type="float" office:value="2.96748934582293" calcext:value-type="float">
            <text:p>2.9674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026594563084" calcext:value-type="float">
            <text:p>2.30027</text:p>
          </table:table-cell>
          <table:table-cell office:value-type="float" office:value="2.28237242858618" calcext:value-type="float">
            <text:p>2.28237</text:p>
          </table:table-cell>
          <table:table-cell office:value-type="float" office:value="3.10079350728181" calcext:value-type="float">
            <text:p>3.1007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9829444199133" calcext:value-type="float">
            <text:p>2.29829</text:p>
          </table:table-cell>
          <table:table-cell office:value-type="float" office:value="2.20725617902472" calcext:value-type="float">
            <text:p>2.20726</text:p>
          </table:table-cell>
          <table:table-cell office:value-type="float" office:value="2.83479807071771" calcext:value-type="float">
            <text:p>2.834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9731872584933" calcext:value-type="float">
            <text:p>2.29732</text:p>
          </table:table-cell>
          <table:table-cell office:value-type="float" office:value="2.26320088403293" calcext:value-type="float">
            <text:p>2.2632</text:p>
          </table:table-cell>
          <table:table-cell office:value-type="float" office:value="3.08742434854215" calcext:value-type="float">
            <text:p>3.0874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9116917450721" calcext:value-type="float">
            <text:p>2.29117</text:p>
          </table:table-cell>
          <table:table-cell office:value-type="float" office:value="2.19087491366915" calcext:value-type="float">
            <text:p>2.19087</text:p>
          </table:table-cell>
          <table:table-cell office:value-type="float" office:value="2.83265072517917" calcext:value-type="float">
            <text:p>2.8326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12926383756" calcext:value-type="float">
            <text:p>2.28913</text:p>
          </table:table-cell>
          <table:table-cell office:value-type="float" office:value="2.24055695736516" calcext:value-type="float">
            <text:p>2.24056</text:p>
          </table:table-cell>
          <table:table-cell office:value-type="float" office:value="2.87273743681237" calcext:value-type="float">
            <text:p>2.8727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45991785059" calcext:value-type="float">
            <text:p>2.28846</text:p>
          </table:table-cell>
          <table:table-cell office:value-type="float" office:value="2.18464055034163" calcext:value-type="float">
            <text:p>2.18464</text:p>
          </table:table-cell>
          <table:table-cell office:value-type="float" office:value="2.82395887718762" calcext:value-type="float">
            <text:p>2.8239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310187442842" calcext:value-type="float">
            <text:p>2.2831</text:p>
          </table:table-cell>
          <table:table-cell office:value-type="float" office:value="2.21090826594522" calcext:value-type="float">
            <text:p>2.21091</text:p>
          </table:table-cell>
          <table:table-cell office:value-type="float" office:value="2.96776514589332" calcext:value-type="float">
            <text:p>2.9677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169591983712" calcext:value-type="float">
            <text:p>2.2717</text:p>
          </table:table-cell>
          <table:table-cell office:value-type="float" office:value="2.19853084706145" calcext:value-type="float">
            <text:p>2.19853</text:p>
          </table:table-cell>
          <table:table-cell office:value-type="float" office:value="2.82020994367261" calcext:value-type="float">
            <text:p>2.8202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41557376586" calcext:value-type="float">
            <text:p>2.26942</text:p>
          </table:table-cell>
          <table:table-cell office:value-type="float" office:value="2.1875300158916" calcext:value-type="float">
            <text:p>2.18753</text:p>
          </table:table-cell>
          <table:table-cell office:value-type="float" office:value="2.83733631937022" calcext:value-type="float">
            <text:p>2.8373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570709105275" calcext:value-type="float">
            <text:p>2.27571</text:p>
          </table:table-cell>
          <table:table-cell office:value-type="float" office:value="2.26560671916367" calcext:value-type="float">
            <text:p>2.26561</text:p>
          </table:table-cell>
          <table:table-cell office:value-type="float" office:value="2.92494557358697" calcext:value-type="float">
            <text:p>2.9249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4507728067" calcext:value-type="float">
            <text:p>2.26145</text:p>
          </table:table-cell>
          <table:table-cell office:value-type="float" office:value="2.18731265163469" calcext:value-type="float">
            <text:p>2.18731</text:p>
          </table:table-cell>
          <table:table-cell office:value-type="float" office:value="2.84257002765477" calcext:value-type="float">
            <text:p>2.8425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33414811483" calcext:value-type="float">
            <text:p>2.26133</text:p>
          </table:table-cell>
          <table:table-cell office:value-type="float" office:value="2.23317020728833" calcext:value-type="float">
            <text:p>2.23317</text:p>
          </table:table-cell>
          <table:table-cell office:value-type="float" office:value="2.70549926584792" calcext:value-type="float">
            <text:p>2.705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769353603355" calcext:value-type="float">
            <text:p>2.24769</text:p>
          </table:table-cell>
          <table:table-cell office:value-type="float" office:value="2.3209028242935" calcext:value-type="float">
            <text:p>2.3209</text:p>
          </table:table-cell>
          <table:table-cell office:value-type="float" office:value="3.07098803639108" calcext:value-type="float">
            <text:p>3.0709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15482630124" calcext:value-type="float">
            <text:p>2.24415</text:p>
          </table:table-cell>
          <table:table-cell office:value-type="float" office:value="2.3240903106284" calcext:value-type="float">
            <text:p>2.32409</text:p>
          </table:table-cell>
          <table:table-cell office:value-type="float" office:value="3.2371939500647" calcext:value-type="float">
            <text:p>3.2371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0177214975" calcext:value-type="float">
            <text:p>2.24402</text:p>
          </table:table-cell>
          <table:table-cell office:value-type="float" office:value="2.22252101315816" calcext:value-type="float">
            <text:p>2.22252</text:p>
          </table:table-cell>
          <table:table-cell office:value-type="float" office:value="2.72019385009718" calcext:value-type="float">
            <text:p>2.7201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150648762931" calcext:value-type="float">
            <text:p>2.24151</text:p>
          </table:table-cell>
          <table:table-cell office:value-type="float" office:value="2.33004077130311" calcext:value-type="float">
            <text:p>2.33004</text:p>
          </table:table-cell>
          <table:table-cell office:value-type="float" office:value="3.21651793555504" calcext:value-type="float">
            <text:p>3.2165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41439978289" calcext:value-type="float">
            <text:p>2.26541</text:p>
          </table:table-cell>
          <table:table-cell office:value-type="float" office:value="2.24124641503727" calcext:value-type="float">
            <text:p>2.24125</text:p>
          </table:table-cell>
          <table:table-cell office:value-type="float" office:value="2.93319650755015" calcext:value-type="float">
            <text:p>2.933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76005334035" calcext:value-type="float">
            <text:p>2.23976</text:p>
          </table:table-cell>
          <table:table-cell office:value-type="float" office:value="2.32145369454153" calcext:value-type="float">
            <text:p>2.32145</text:p>
          </table:table-cell>
          <table:table-cell office:value-type="float" office:value="3.14239581431101" calcext:value-type="float">
            <text:p>3.1424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3926957829197" calcext:value-type="float">
            <text:p>2.23927</text:p>
          </table:table-cell>
          <table:table-cell office:value-type="float" office:value="2.39170268750194" calcext:value-type="float">
            <text:p>2.3917</text:p>
          </table:table-cell>
          <table:table-cell office:value-type="float" office:value="3.37403718808557" calcext:value-type="float">
            <text:p>3.3740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87661604667" calcext:value-type="float">
            <text:p>2.23788</text:p>
          </table:table-cell>
          <table:table-cell office:value-type="float" office:value="2.35260131417035" calcext:value-type="float">
            <text:p>2.3526</text:p>
          </table:table-cell>
          <table:table-cell office:value-type="float" office:value="2.98770692673168" calcext:value-type="float">
            <text:p>2.987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39861424159" calcext:value-type="float">
            <text:p>2.2354</text:p>
          </table:table-cell>
          <table:table-cell office:value-type="float" office:value="2.34164918550967" calcext:value-type="float">
            <text:p>2.34165</text:p>
          </table:table-cell>
          <table:table-cell office:value-type="float" office:value="3.37987308297996" calcext:value-type="float">
            <text:p>3.3798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334192305138" calcext:value-type="float">
            <text:p>2.23334</text:p>
          </table:table-cell>
          <table:table-cell office:value-type="float" office:value="2.35406959084404" calcext:value-type="float">
            <text:p>2.35407</text:p>
          </table:table-cell>
          <table:table-cell office:value-type="float" office:value="2.98473872705464" calcext:value-type="float">
            <text:p>2.9847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2591848608" calcext:value-type="float">
            <text:p>2.23303</text:p>
          </table:table-cell>
          <table:table-cell office:value-type="float" office:value="2.32071989660352" calcext:value-type="float">
            <text:p>2.32072</text:p>
          </table:table-cell>
          <table:table-cell office:value-type="float" office:value="3.13768249748375" calcext:value-type="float">
            <text:p>3.13768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59859308185" calcext:value-type="float">
            <text:p>2.2286</text:p>
          </table:table-cell>
          <table:table-cell office:value-type="float" office:value="2.38404654304553" calcext:value-type="float">
            <text:p>2.38405</text:p>
          </table:table-cell>
          <table:table-cell office:value-type="float" office:value="3.36496892514054" calcext:value-type="float">
            <text:p>3.3649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81763849448" calcext:value-type="float">
            <text:p>2.22582</text:p>
          </table:table-cell>
          <table:table-cell office:value-type="float" office:value="2.35358125306858" calcext:value-type="float">
            <text:p>2.35358</text:p>
          </table:table-cell>
          <table:table-cell office:value-type="float" office:value="3.36322089079618" calcext:value-type="float">
            <text:p>3.3632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59497994782" calcext:value-type="float">
            <text:p>2.24659</text:p>
          </table:table-cell>
          <table:table-cell office:value-type="float" office:value="2.22309634530802" calcext:value-type="float">
            <text:p>2.2231</text:p>
          </table:table-cell>
          <table:table-cell office:value-type="float" office:value="2.82576305161189" calcext:value-type="float">
            <text:p>2.82576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96105078234" calcext:value-type="float">
            <text:p>2.24196</text:p>
          </table:table-cell>
          <table:table-cell office:value-type="float" office:value="2.22278004040164" calcext:value-type="float">
            <text:p>2.22278</text:p>
          </table:table-cell>
          <table:table-cell office:value-type="float" office:value="2.84998263040995" calcext:value-type="float">
            <text:p>2.84998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70998776224" calcext:value-type="float">
            <text:p>2.22071</text:p>
          </table:table-cell>
          <table:table-cell office:value-type="float" office:value="2.33791596363153" calcext:value-type="float">
            <text:p>2.33792</text:p>
          </table:table-cell>
          <table:table-cell office:value-type="float" office:value="3.04641710685851" calcext:value-type="float">
            <text:p>3.046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661435237393" calcext:value-type="float">
            <text:p>2.21661</text:p>
          </table:table-cell>
          <table:table-cell office:value-type="float" office:value="2.35337595351348" calcext:value-type="float">
            <text:p>2.35338</text:p>
          </table:table-cell>
          <table:table-cell office:value-type="float" office:value="3.24743761711364" calcext:value-type="float">
            <text:p>3.2474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42955804424" calcext:value-type="float">
            <text:p>2.20943</text:p>
          </table:table-cell>
          <table:table-cell office:value-type="float" office:value="2.39523015142713" calcext:value-type="float">
            <text:p>2.39523</text:p>
          </table:table-cell>
          <table:table-cell office:value-type="float" office:value="3.36707751152347" calcext:value-type="float">
            <text:p>3.3670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732784471332" calcext:value-type="float">
            <text:p>2.20733</text:p>
          </table:table-cell>
          <table:table-cell office:value-type="float" office:value="2.37336029596719" calcext:value-type="float">
            <text:p>2.37336</text:p>
          </table:table-cell>
          <table:table-cell office:value-type="float" office:value="3.23938715120272" calcext:value-type="float">
            <text:p>3.2393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89919669634" calcext:value-type="float">
            <text:p>2.2069</text:p>
          </table:table-cell>
          <table:table-cell office:value-type="float" office:value="2.30773022989928" calcext:value-type="float">
            <text:p>2.30773</text:p>
          </table:table-cell>
          <table:table-cell office:value-type="float" office:value="3.01942791810825" calcext:value-type="float">
            <text:p>3.01943</text:p>
          </table:table-cell>
          <table:table-cell office:value-type="float" office:value="35161050" calcext:value-type="float">
            <text:p>35161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556249031243" calcext:value-type="float">
            <text:p>2.20556</text:p>
          </table:table-cell>
          <table:table-cell office:value-type="float" office:value="2.29304565705518" calcext:value-type="float">
            <text:p>2.29305</text:p>
          </table:table-cell>
          <table:table-cell office:value-type="float" office:value="3.02171692824873" calcext:value-type="float">
            <text:p>3.02172</text:p>
          </table:table-cell>
          <table:table-cell office:value-type="float" office:value="35161050" calcext:value-type="float">
            <text:p>35161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53801792022" calcext:value-type="float">
            <text:p>2.20154</text:p>
          </table:table-cell>
          <table:table-cell office:value-type="float" office:value="2.38833198345087" calcext:value-type="float">
            <text:p>2.38833</text:p>
          </table:table-cell>
          <table:table-cell office:value-type="float" office:value="3.37841618502012" calcext:value-type="float">
            <text:p>3.3784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08069651572" calcext:value-type="float">
            <text:p>2.19208</text:p>
          </table:table-cell>
          <table:table-cell office:value-type="float" office:value="2.41091337099812" calcext:value-type="float">
            <text:p>2.41091</text:p>
          </table:table-cell>
          <table:table-cell office:value-type="float" office:value="3.28773213891858" calcext:value-type="float">
            <text:p>3.287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68712302808" calcext:value-type="float">
            <text:p>2.18769</text:p>
          </table:table-cell>
          <table:table-cell office:value-type="float" office:value="2.34587720526364" calcext:value-type="float">
            <text:p>2.34588</text:p>
          </table:table-cell>
          <table:table-cell office:value-type="float" office:value="3.09918414967862" calcext:value-type="float">
            <text:p>3.0991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37465714302" calcext:value-type="float">
            <text:p>2.18437</text:p>
          </table:table-cell>
          <table:table-cell office:value-type="float" office:value="2.39754715167145" calcext:value-type="float">
            <text:p>2.39755</text:p>
          </table:table-cell>
          <table:table-cell office:value-type="float" office:value="3.28961741402419" calcext:value-type="float">
            <text:p>3.2896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18234968852308" calcext:value-type="float">
            <text:p>2.18235</text:p>
          </table:table-cell>
          <table:table-cell office:value-type="float" office:value="2.34571338466869" calcext:value-type="float">
            <text:p>2.34571</text:p>
          </table:table-cell>
          <table:table-cell office:value-type="float" office:value="3.10124197619906" calcext:value-type="float">
            <text:p>3.1012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91342006046" calcext:value-type="float">
            <text:p>2.34913</text:p>
          </table:table-cell>
          <table:table-cell office:value-type="float" office:value="2.16157331612377" calcext:value-type="float">
            <text:p>2.16157</text:p>
          </table:table-cell>
          <table:table-cell office:value-type="float" office:value="2.93791990761183" calcext:value-type="float">
            <text:p>2.9379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983721680649" calcext:value-type="float">
            <text:p>2.14984</text:p>
          </table:table-cell>
          <table:table-cell office:value-type="float" office:value="2.45566740826285" calcext:value-type="float">
            <text:p>2.45567</text:p>
          </table:table-cell>
          <table:table-cell office:value-type="float" office:value="3.04354098026562" calcext:value-type="float">
            <text:p>3.0435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754970392763" calcext:value-type="float">
            <text:p>2.14755</text:p>
          </table:table-cell>
          <table:table-cell office:value-type="float" office:value="2.45196924923293" calcext:value-type="float">
            <text:p>2.45197</text:p>
          </table:table-cell>
          <table:table-cell office:value-type="float" office:value="3.05412655820115" calcext:value-type="float">
            <text:p>3.0541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69751933245" calcext:value-type="float">
            <text:p>2.31698</text:p>
          </table:table-cell>
          <table:table-cell office:value-type="float" office:value="2.14361833837166" calcext:value-type="float">
            <text:p>2.14362</text:p>
          </table:table-cell>
          <table:table-cell office:value-type="float" office:value="2.92468869943276" calcext:value-type="float">
            <text:p>2.9246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9172010516753" calcext:value-type="float">
            <text:p>2.39172</text:p>
          </table:table-cell>
          <table:table-cell office:value-type="float" office:value="2.11838555684119" calcext:value-type="float">
            <text:p>2.11839</text:p>
          </table:table-cell>
          <table:table-cell office:value-type="float" office:value="2.83670985542996" calcext:value-type="float">
            <text:p>2.836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863843079414" calcext:value-type="float">
            <text:p>2.40864</text:p>
          </table:table-cell>
          <table:table-cell office:value-type="float" office:value="2.10770130385704" calcext:value-type="float">
            <text:p>2.1077</text:p>
          </table:table-cell>
          <table:table-cell office:value-type="float" office:value="2.82901742384749" calcext:value-type="float">
            <text:p>2.829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5" calcext:value-type="float">
            <text:p>5</text:p>
          </table:table-cell>
          <table:table-cell table:formula="of:=SUM([.AG1:.AG5])" office:value-type="float" office:value="0" calcext:value-type="float">
            <text:p>0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3"/>
          <table:table-cell table:formula="of:=MAX([.BV49:.BV60])" office:value-type="float" office:value="35391150" calcext:value-type="float">
            <text:p>35391150</text:p>
          </table:table-cell>
          <table:table-cell table:number-columns-repeated="2"/>
        </table:table-row>
        <table:table-row table:style-name="ro1"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2"/>
          <table:table-cell table:formula="of:=MIN([.BV1:.BV60])" office:value-type="float" office:value="35161050" calcext:value-type="float">
            <text:p>351610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formula="of:=[.BV61]-[.BV62]" office:value-type="float" office:value="230100" calcext:value-type="float">
            <text:p>230100</text:p>
          </table:table-cell>
          <table:table-cell/>
          <table:table-cell table:formula="of:=[.BV63]/(150*59)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31:33.529450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0:32:47.06289611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41" meta:object-count="0"/>
  </office:meta>
</office:document-meta>
</file>